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Inter" svg:font-family="Inter, system-ui, apple-system, BlinkMacSystemFont, 'Segoe UI', Roboto, Oxygen, Ubuntu, Cantarell, 'Fira Sans', 'Droid Sans', Helvetica, Arial,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margin-top="0in" fo:margin-bottom="0.1965in" style:contextual-spacing="false" fo:orphans="2" fo:widows="2" fo:text-indent="0in" style:auto-text-indent="false"/>
      <style:text-properties fo:font-variant="normal" fo:text-transform="none" fo:color="#000000" loext:opacity="100%" fo:letter-spacing="normal" fo:font-style="normal" fo:font-weight="normal" officeooo:paragraph-rsid="00033e78"/>
    </style:style>
    <style:style style:name="P2" style:family="paragraph" style:parent-style-name="Preformatted_20_Text">
      <style:paragraph-properties fo:margin-left="0in" fo:margin-right="0in" fo:margin-top="0in" fo:margin-bottom="0.1965in" style:contextual-spacing="false" fo:orphans="2" fo:widows="2" fo:text-indent="0in" style:auto-text-indent="false"/>
      <style:text-properties fo:font-variant="normal" fo:text-transform="none" fo:color="#000000" loext:opacity="100%" fo:letter-spacing="normal" fo:font-style="normal" fo:font-weight="normal" officeooo:paragraph-rsid="00033e78"/>
    </style:style>
    <style:style style:name="P3" style:family="paragraph" style:parent-style-name="Preformatted_20_Text">
      <style:paragraph-properties fo:margin-left="0in" fo:margin-right="0in" fo:margin-top="0in" fo:margin-bottom="0.1965in" style:contextual-spacing="false" fo:orphans="2" fo:widows="2" fo:text-indent="0in" style:auto-text-indent="false"/>
      <style:text-properties fo:font-variant="normal" fo:text-transform="none" fo:color="#000000" loext:opacity="100%" fo:letter-spacing="normal" fo:font-style="normal" fo:font-weight="normal" officeooo:rsid="00055204" officeooo:paragraph-rsid="00055204"/>
    </style:style>
    <style:style style:name="P4" style:family="paragraph" style:parent-style-name="Preformatted_20_Text">
      <style:paragraph-properties fo:margin-left="0in" fo:margin-right="0in" fo:margin-top="0in" fo:margin-bottom="0.1965in" style:contextual-spacing="false" fo:orphans="2" fo:widows="2" fo:text-indent="0in" style:auto-text-indent="false"/>
      <style:text-properties fo:font-variant="normal" fo:text-transform="none" fo:color="#000000" loext:opacity="100%" style:font-name="Liberation Mono" fo:font-size="10pt" fo:letter-spacing="normal" fo:font-style="normal" fo:font-weight="normal" officeooo:rsid="00055204" officeooo:paragraph-rsid="00069b92" style:font-name-asian="NSimSun1" style:font-size-asian="10pt" style:font-name-complex="Liberation Mono" style:font-size-complex="10pt"/>
    </style:style>
    <style:style style:name="P5" style:family="paragraph" style:parent-style-name="Table_20_Contents">
      <style:text-properties style:font-name="Liberation Mono" fo:font-size="10pt" style:font-name-asian="NSimSun1" style:font-size-asian="10pt" style:font-name-complex="Liberation Mono" style:font-size-complex="10pt"/>
    </style:style>
    <style:style style:name="P6" style:family="paragraph" style:parent-style-name="Table_20_Contents">
      <style:text-properties style:font-name="Liberation Mono" fo:font-size="10pt" officeooo:rsid="00069b92" officeooo:paragraph-rsid="00069b92" style:font-name-asian="NSimSun1" style:font-size-asian="10pt" style:font-name-complex="Liberation Mono" style:font-size-complex="10pt"/>
    </style:style>
    <style:style style:name="T1" style:family="text">
      <style:text-properties fo:color="#212121" loext:opacity="100%" style:font-name="Inter" fo:font-size="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able:table table:name="Table1" table:style-name="Table1">
        <table:table-column table:style-name="Table1.A" table:number-columns-repeated="6"/>
        <table:table-row table:style-name="TableLine2573031385664">
          <table:table-cell table:style-name="Table1.A1" office:value-type="string">
            <text:p text:style-name="P6">email</text:p>
          </table:table-cell>
          <table:table-cell table:style-name="Table1.A1" office:value-type="string">
            <text:p text:style-name="P6">passwd</text:p>
          </table:table-cell>
          <table:table-cell table:style-name="Table1.A1" office:value-type="string">
            <text:p text:style-name="P6">token</text:p>
          </table:table-cell>
          <table:table-cell table:style-name="Table1.A1" office:value-type="string">
            <text:p text:style-name="P5"/>
          </table:table-cell>
          <table:table-cell table:style-name="Table1.A1" office:value-type="string">
            <text:p text:style-name="P5"/>
          </table:table-cell>
          <table:table-cell table:style-name="Table1.F1" office:value-type="string">
            <text:p text:style-name="P5"/>
          </table:table-cell>
        </table:table-row>
        <table:table-row table:style-name="TableLine2573031385664">
          <table:table-cell table:style-name="Table1.A2" office:value-type="string">
            <text:p text:style-name="P4">test@test.com</text:p>
          </table:table-cell>
          <table:table-cell table:style-name="Table1.A2" office:value-type="string">
            <text:p text:style-name="P5"/>
          </table:table-cell>
          <table:table-cell table:style-name="Table1.A2" office:value-type="string">
            <text:p text:style-name="P4"><text:span text:style-name="T1">eyJhbGciOiJIUzI1NiIsInR5cCI6IkpXVCJ9.eyJ1c2VySWQiOiI2MWIzYWNhMmZmZGY4YmJhMThhYjJjYjYiLCJpYXQiOjE2Mzk0MDE4MzQsImV4cCI6MTYzOTQ4ODIzNH0.SxUwRDN1rfQ0Ztrdp974iZpWk3sjtVWM1WrAen99DPk</text:span> </text:p>
          </table:table-cell>
          <table:table-cell table:style-name="Table1.A2" office:value-type="string">
            <text:p text:style-name="P5"/>
          </table:table-cell>
          <table:table-cell table:style-name="Table1.A2" office:value-type="string">
            <text:p text:style-name="P5"/>
          </table:table-cell>
          <table:table-cell table:style-name="Table1.F2" office:value-type="string">
            <text:p text:style-name="P5"/>
          </table:table-cell>
        </table:table-row>
        <table:table-row table:style-name="TableLine2573031385664">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F2" office:value-type="string">
            <text:p text:style-name="P5"/>
          </table:table-cell>
        </table:table-row>
      </table:table>
      <text:p text:style-name="P1"/>
      <text:p text:style-name="P1"/>
      <text:p text:style-name="P1"/>
      <text:p text:style-name="P1">[{"_id":"61ad21469d08f6d31c831aa6","title":"Chaussures","description":"Magnifique chaussures en cuir, presque neuves, portées 1 fois. \nTaille 41.\nParfaites pour l'automne et les temps froids.\nElles ne sont pas imperméables ! Prévoir un traitement imperméabilisant si vous aimer sauter dans les flaques !\nSuper affaire !","imageUrl":"<text:a xlink:type="simple" xlink:href="https://images.unsplash.com/photo-1521161235081-1f79d1d08236?ixlib=rb-1.2.1&amp;ixid=MnwxMjA3fDB8MHxwaG90by1wYWdlfHx8fGVufDB8fHx8&amp;auto=format&amp;fit=crop&amp;w=1058&amp;q=80" text:style-name="Internet_20_link" text:visited-style-name="Visited_20_Internet_20_Link">https://images.unsplash.com/photo-1521161235081-1f79d1d08236?ixlib=rb-1.2.1&amp;ixid=MnwxMjA3fDB8MHxwaG90by1wYWdlfHx8fGVufDB8fHx8&amp;auto=format&amp;fit=crop&amp;w=1058&amp;q=80</text:a>","userId":"userID40282382","price":2000,"__v":0},</text:p>
      <text:p text:style-name="P1">{"_id":"61ad23bb5f3e5afad96e7d3d","title":"vélo de ville à rétropédalage","description":"Très beau vélo de route à rétropédalage.\nParfait pour la ville sur du plat.\nVintage.\nEn très bon état.\nBien entretenu.\nPneus et selle neufs.","imageUrl":"<text:a xlink:type="simple" xlink:href="https://cdn.pixabay.com/photo/2015/05/29/19/18/bicycle-789648_960_720.jpg" text:style-name="Internet_20_link" text:visited-style-name="Visited_20_Internet_20_Link">https://cdn.pixabay.com/photo/2015/05/29/19/18/bicycle-789648_960_720.jpg</text:a>","userId":"userID40282382","price":12000,"__v":0},</text:p>
      <text:p text:style-name="P1">{"_id":"61ad24395f3e5afad96e7d3f","title":"Magnifique chaussures à talon rouge","description":"Magnifique paire d'escarpins, jamais portées.\nRouge glamour avec application en tissu type tissu de type asiatique.\nAvec des talons de 10cm, ces chaussures vous feront des jambes de rêves.\nTaille 40 (plutôt grand).\nDessus en synthétique.\n","imageUrl":"<text:a xlink:type="simple" xlink:href="https://cdn.pixabay.com/photo/2016/03/27/22/16/fashion-1284496_960_720.jpg" text:style-name="Internet_20_link" text:visited-style-name="Visited_20_Internet_20_Link">https://cdn.pixabay.com/photo/2016/03/27/22/16/fashion-1284496_960_720.jpg</text:a>","userId":"userID40282382","price":7000,"__v":0},</text:p>
      <text:p text:style-name="P1">{"_id":"61ad260a865f2e061fe24d0e","title":"Téléscope","description":"Téléscope 220mm.\nTrès belle profondeur de champ.\nUtilisé en sortie 3 fois.\nEn parfait état.\nColimation faite.\n","imageUrl":"<text:a xlink:type="simple" xlink:href="https://images.unsplash.com/photo-1609000142140-fb449c139c82?ixlib=rb-1.2.1&amp;ixid=MnwxMjA3fDB8MHxwaG90by1wYWdlfHx8fGVufDB8fHx8&amp;auto=format&amp;fit=crop&amp;w=735&amp;q=80" text:style-name="Internet_20_link" text:visited-style-name="Visited_20_Internet_20_Link">https://images.unsplash.com/photo-1609000142140-fb449c139c82?ixlib=rb-1.2.1&amp;ixid=MnwxMjA3fDB8MHxwaG90by1wYWdlfHx8fGVufDB8fHx8&amp;auto=format&amp;fit=crop&amp;w=735&amp;q=80</text:a>","userId":"userID40282382","price":20000,"__v":0},</text:p>
      <text:p text:style-name="P1"><text:soft-page-break/>{"_id":"61ae11baa659746ab62964f0","title":"Lot d'Echarpes","description":"Magnifique lot d'écharpes, très belle qualité, pure laine et laine mélangée.\nTrès peu portées.\n\n","imageUrl":"<text:a xlink:type="simple" xlink:href="https://images.unsplash.com/photo-1600369672770-985fd30004eb?ixlib=rb-1.2.1&amp;ixid=MnwxMjA3fDB8MHxwaG90by1wYWdlfHx8fGVufDB8fHx8&amp;auto=format&amp;fit=crop&amp;w=817&amp;q=80" text:style-name="Internet_20_link" text:visited-style-name="Visited_20_Internet_20_Link">https://images.unsplash.com/photo-1600369672770-985fd30004eb?ixlib=rb-1.2.1&amp;ixid=MnwxMjA3fDB8MHxwaG90by1wYWdlfHx8fGVufDB8fHx8&amp;auto=format&amp;fit=crop&amp;w=817&amp;q=80</text:a>","userId":"userID40282382","price":10000,"__v":0},</text:p>
      <text:p text:style-name="P1">{"_id":"61b072b2ab5f01309ea985ab","title":"Cheval en bois","description":"Très beau cheval en bois ancien. Object de collection. Très bon état.","imageUrl":"https://images.unsplash.com/photo-1528107583409-fbd56547bb28?ixlib=rb-1.2.1&amp;ixid=MnwxMjA3fDB8MHxwaG90by1wYWdlfHx8fGVufDB8fHx8&amp;auto=format&amp;fit=crop&amp;w=876&amp;q=80","userId":"userID40282382","price":18000,"__v":0}]</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Inter" svg:font-family="Inter, system-ui, apple-system, BlinkMacSystemFont, 'Segoe UI', Roboto, Oxygen, Ubuntu, Cantarell, 'Fira Sans', 'Droid Sans', Helvetica, Arial,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8T12:28:17.591000000</meta:creation-date>
    <dc:date>2021-12-13T16:26:30.019000000</dc:date>
    <meta:editing-duration>P2DT4H10M</meta:editing-duration>
    <meta:editing-cycles>4</meta:editing-cycles>
    <meta:generator>LibreOffice/7.1.8.1$Windows_X86_64 LibreOffice_project/e1f30c802c3269a1d052614453f260e49458c82c</meta:generator>
    <meta:document-statistic meta:table-count="1" meta:image-count="0" meta:object-count="0" meta:page-count="2" meta:paragraph-count="11" meta:word-count="142" meta:character-count="2765" meta:non-whitespace-character-count="2633"/>
  </office:meta>
</office:document-meta>
</file>